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f56" officeooo:paragraph-rsid="00182f56"/>
    </style:style>
    <style:style style:name="P2" style:family="paragraph" style:parent-style-name="Standard">
      <style:text-properties officeooo:rsid="00198634" officeooo:paragraph-rsid="00198634"/>
    </style:style>
    <style:style style:name="P3" style:family="paragraph" style:parent-style-name="Standard">
      <style:text-properties officeooo:rsid="00198634" officeooo:paragraph-rsid="001b5c36"/>
    </style:style>
    <style:style style:name="P4" style:family="paragraph" style:parent-style-name="Standard">
      <style:text-properties officeooo:paragraph-rsid="00198634"/>
    </style:style>
    <style:style style:name="P5" style:family="paragraph" style:parent-style-name="Standard">
      <style:text-properties officeooo:paragraph-rsid="001b5c36"/>
    </style:style>
    <style:style style:name="P6" style:family="paragraph" style:parent-style-name="Standard">
      <style:text-properties officeooo:rsid="001b5c36" officeooo:paragraph-rsid="001b5c36"/>
    </style:style>
    <style:style style:name="P7" style:family="paragraph" style:parent-style-name="Standard">
      <style:text-properties officeooo:rsid="001c75e8" officeooo:paragraph-rsid="001c75e8"/>
    </style:style>
    <style:style style:name="P8" style:family="paragraph" style:parent-style-name="Standard">
      <style:text-properties officeooo:rsid="001c75e8" officeooo:paragraph-rsid="001d0075"/>
    </style:style>
    <style:style style:name="P9" style:family="paragraph" style:parent-style-name="Standard">
      <style:text-properties officeooo:rsid="001d0075" officeooo:paragraph-rsid="001d0075"/>
    </style:style>
    <style:style style:name="P10" style:family="paragraph" style:parent-style-name="Standard">
      <style:text-properties officeooo:rsid="001d0075" officeooo:paragraph-rsid="001ecf77"/>
    </style:style>
    <style:style style:name="P11" style:family="paragraph" style:parent-style-name="Standard">
      <style:text-properties officeooo:paragraph-rsid="00208d79"/>
    </style:style>
    <style:style style:name="P12" style:family="paragraph" style:parent-style-name="Standard">
      <style:text-properties officeooo:paragraph-rsid="00228236"/>
    </style:style>
    <style:style style:name="T1" style:family="text">
      <style:text-properties officeooo:rsid="00198634"/>
    </style:style>
    <style:style style:name="T2" style:family="text">
      <style:text-properties officeooo:rsid="001b5c36"/>
    </style:style>
    <style:style style:name="T3" style:family="text">
      <style:text-properties officeooo:rsid="001c75e8"/>
    </style:style>
    <style:style style:name="T4" style:family="text">
      <style:text-properties officeooo:rsid="001d0075"/>
    </style:style>
    <style:style style:name="T5" style:family="text">
      <style:text-properties officeooo:rsid="001ecf77"/>
    </style:style>
    <style:style style:name="T6" style:family="text">
      <style:text-properties officeooo:rsid="00208d79"/>
    </style:style>
    <style:style style:name="T7" style:family="text">
      <style:text-properties officeooo:rsid="002282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:</text:p>
      <text:p text:style-name="P1">对于地址映射实验部分，列出你认为最重要的那几步（不超过4步），并给出你获得的实验数据。</text:p>
      <text:p text:style-name="P1"/>
      <text:p text:style-name="P1">A:</text:p>
      <text:p text:style-name="P2">Step1:</text:p>
      <text:p text:style-name="P2"><text:tab/>通过ldtr寄存器在GDT（全局描述符表）中找到LDT的物理地址</text:p>
      <text:p text:style-name="P4"><text:span text:style-name="T1"><text:tab/>用“sreg”命令得到ldtr的值： ldtr:s=0x0068 <text:s/>这表示ldtr的值是0x0068=</text:span>0000000001101000<text:span text:style-name="T2">(二进制)，LDT表存放在GDT表的1101（二进制）=13（十进制）号位置。</text:span></text:p>
      <text:p text:style-name="P5"><text:s text:c="7"/>而G<text:span text:style-name="T2">DT的位置由gdtr明确给出，也是通过“sreg”得到 <text:s/>gdtr:base=0x00005cb8, limit=0x7ff</text:span></text:p>
      <text:p text:style-name="P5"><text:span text:style-name="T2"><text:tab/> <text:s/></text:span></text:p>
      <text:p text:style-name="P3"><text:tab/><text:span text:style-name="T2">&lt;bochs:7&gt; xp /2w 0x00005cb8 + 13 * 8</text:span></text:p>
      <text:p text:style-name="P6"><text:tab/>[bochs]:</text:p>
      <text:p text:style-name="P6"><text:tab/>0x00005d20 &lt;bogus+ <text:s text:c="6"/>0&gt;:<text:tab/>0x52d00068<text:tab/>0x000082fd</text:p>
      <text:p text:style-name="P6"/>
      <text:p text:style-name="P6"><text:s text:c="7"/>表明LDT的物理地址：0x00fd52d0</text:p>
      <text:p text:style-name="P6"/>
      <text:p text:style-name="P6">Step2:</text:p>
      <text:p text:style-name="P6"><text:tab/>获得线性地址，线性地址 <text:span text:style-name="T3">= 段基址+段内偏移</text:span></text:p>
      <text:p text:style-name="P5"><text:span text:style-name="T2"><text:tab/>ds段选择子 <text:s/>ds:s=0x0017, 0x0017=</text:span>0000000000010111<text:span text:style-name="T3">(二进制)，其中索引值为10（二进制）=2（十进制），表示查找LDT表中的第3个段描述符</text:span></text:p>
      <text:p text:style-name="P7"><text:tab/></text:p>
      <text:p text:style-name="P7"><text:tab/>&lt;bochs:8&gt; xp /8w 0x00fd52d0 <text:s/></text:p>
      <text:p text:style-name="P7"><text:tab/>[bochs]:</text:p>
      <text:p text:style-name="P7"><text:tab/>0x00fd52d0 &lt;bogus+ <text:s text:c="6"/>0&gt;:<text:tab/>0x00000000<text:tab/>0x00000000<text:tab/>0x00000002<text:tab/>0x10c0fa00</text:p>
      <text:p text:style-name="P7"><text:tab/>0x00fd52e0 &lt;bogus+ <text:s text:c="5"/>16&gt;:<text:tab/>0x00003fff<text:tab/>0x10c0f300<text:tab/>0x00000000<text:tab/>0x00fd6000</text:p>
      <text:p text:style-name="P7"><text:tab/></text:p>
      <text:p text:style-name="P7"><text:tab/>上述命令列出LDT的前4项内容。那么查找第3项可得：</text:p>
      <text:p text:style-name="P7"><text:tab/>ds段基址为： 0x10000000</text:p>
      <text:p text:style-name="P7"><text:tab/>通过之前的步骤得到的ds段内偏移为：0x3004</text:p>
      <text:p text:style-name="P7"><text:tab/>所以线性地址：0x10003004</text:p>
      <text:p text:style-name="P7"/>
      <text:p text:style-name="P8">Step3:</text:p>
      <text:p text:style-name="P8"><text:tab/>获得页目录、页表号和页内偏移，并计算得到物理地址</text:p>
      <text:p text:style-name="P8"><text:tab/><text:span text:style-name="T4">CR3内容：0x00000000 说明页目录表的基址为0</text:span></text:p>
      <text:p text:style-name="P8"><text:tab/>页目录号、页表号和页内偏移分别对应了<text:span text:style-name="T4">32位线性地址的10位、10位和12位，所以0x10003004的页目录号是64号，页号3，页内偏移4。</text:span></text:p>
      <text:p text:style-name="P8"><text:tab/>查询第<text:span text:style-name="T4">65个页目录表</text:span></text:p>
      <text:p text:style-name="P9"><text:tab/></text:p>
      <text:p text:style-name="P9"><text:tab/>&lt;bochs:13&gt; xp /w 0 + 64*4</text:p>
      <text:p text:style-name="P9"><text:tab/>[bochs]:</text:p>
      <text:p text:style-name="P9"><text:tab/>0x00000100 &lt;bogus+ <text:s text:c="6"/>0&gt;:<text:tab/>0x00fa6027</text:p>
      <text:p text:style-name="P9"><text:tab/></text:p>
      <text:p text:style-name="P9"><text:tab/>即表明页表在物理内存的0x00fa000位置。从该位置查找3号页表项</text:p>
      <text:p text:style-name="P9"/>
      <text:p text:style-name="P9"><text:tab/>&lt;bochs:14&gt; xp /w 0x00fa6000 + 3*4</text:p>
      <text:p text:style-name="P9"><text:tab/>[bochs]:</text:p>
      <text:p text:style-name="P9"><text:tab/>0x00fa600c &lt;bogus+ <text:s text:c="6"/>0&gt;:<text:tab/>0x00fa3067</text:p>
      <text:p text:style-name="P9"><text:tab/></text:p>
      <text:p text:style-name="P9"><text:tab/>页框物理地址：<text:span text:style-name="T5">0x00fa3000 加上偏移0x004</text:span></text:p>
      <text:p text:style-name="P9"><text:tab/>计算得到物理地址：<text:span text:style-name="T5">0x00fa3004</text:span></text:p>
      <text:p text:style-name="P10"><text:soft-page-break/><text:tab/><text:span text:style-name="T5">&lt;bochs:15&gt; xp /w 0x00fa3004</text:span></text:p>
      <text:p text:style-name="P10"><text:span text:style-name="T5"><text:tab/>[bochs]:</text:span></text:p>
      <text:p text:style-name="P10"><text:span text:style-name="T5"><text:tab/>0x00fa3004 &lt;bogus+ <text:s text:c="6"/>0&gt;:<text:tab/>0x12345678</text:span><text:tab/></text:p>
      <text:p text:style-name="P9"><text:tab/></text:p>
      <text:p text:style-name="P9"><text:tab/>这个数值就是tes<text:span text:style-name="T5">t.c中i的初值。</text:span></text:p>
      <text:p text:style-name="P9"/>
      <text:p text:style-name="P11"><text:span text:style-name="T4"><text:tab/>Q:</text:span></text:p>
      <text:p text:style-name="P11"><text:tab/>test.c退出后，如果马上再运行一次，并再进行地址跟踪，你发现有哪些异同？为什么？</text:p>
      <text:p text:style-name="P11"/>
      <text:p text:style-name="P11"><text:tab/><text:span text:style-name="T6">A:</text:span></text:p>
      <text:p text:style-name="P11"><text:tab/>相同之处：在逻辑地址映射到线性地址部分是相同的，两次线性地址完全相同。由于线性地址相同，</text:p>
      <text:p text:style-name="P11">页目录表基址和页目录号也相同，而且页内偏移也相同。</text:p>
      <text:p text:style-name="P11"><text:tab/>不同之处：从目录表中找到的页目录项不同，即页表基址不同。并且页表中找到的页表项页不同，所以物理页框号不同，因此最后得到的物理地址也是不同的。</text:p>
      <text:p text:style-name="P11"><text:tab/></text:p>
      <text:p text:style-name="P12"><text:tab/>原因：因为两次运行的程序完全相同，因此得到的变量逻辑地址完全相同。而GDT表的位置固定不变，所以找到的LDT是一样的。并且一般情况下，ds的段描述符是在ldt的<text:span text:style-name="T7">2号位置，所以ds段选择子不变，由于找到的ds段描述符相同，所以线性地址一定是相同。linux0.11系统中只存在一个页目录表，位置固定在0x0000处0x00000000处。页目录号、页表号和页内偏移分别对应了32位线性地址的10位、10位和12位，而两次线性地址相同，所以页目录号、页表号和页内偏移也都分别相同。</text:span></text:p>
      <text:p text:style-name="P12"><text:tab/>每次为进程申请内存页面时，是一个动态的过程。每次申请的内存页面一般不同，所以物理页框号不同，因此最后得到的物理地址不同。例如第一次运行的进程退出后，<text:span text:style-name="T7">64号页目录项失效，系统重新申请一个页面作为页表，并将新页表的地址填入64号页目录项中，因此页目录项内容不同，页表基址就不一样了。由于物理地址不同，所以填入新页表3号位置的页表项内容也就不同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03:54.944108613</meta:creation-date>
    <dc:date>2016-12-27T16:37:59.657110349</dc:date>
    <meta:editing-duration>PT2S</meta:editing-duration>
    <meta:editing-cycles>1</meta:editing-cycles>
    <meta:document-statistic meta:table-count="0" meta:image-count="0" meta:object-count="0" meta:page-count="2" meta:paragraph-count="56" meta:word-count="1056" meta:character-count="1872" meta:non-whitespace-character-count="1709"/>
    <meta:generator>LibreOffice/5.1.4.2$Linux_x86 LibreOffice_project/10m0$Build-2</meta:generator>
  </office:meta>
</office:document-meta>
</file>